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F4F05DF6.png"/>
  <manifest:file-entry manifest:media-type="image/png" manifest:full-path="Pictures/10000201000000580000001FDE342D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DejaVu Sans Mono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7" style:family="paragraph" style:parent-style-name="Standard">
      <style:text-properties style:font-name="DejaVu Sans Mono" fo:font-size="10pt" officeooo:paragraph-rsid="000c1e58" style:font-size-asian="10pt" style:font-size-complex="10pt"/>
    </style:style>
    <style:style style:name="P8" style:family="paragraph" style:parent-style-name="Standard">
      <style:text-properties style:font-name="DejaVu Sans Mono" fo:font-size="10pt" officeooo:paragraph-rsid="000f7f65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officeooo:paragraph-rsid="000c1e58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>
      <style:paragraph-properties fo:text-align="justify" style:justify-single-word="false"/>
      <style:text-properties style:font-name="Arial"/>
    </style:style>
    <style:style style:name="P13" style:family="paragraph" style:parent-style-name="Text_20_body">
      <style:paragraph-properties fo:text-align="justify" style:justify-single-word="false"/>
      <style:text-properties style:font-name="Arial" officeooo:paragraph-rsid="000c1e58"/>
    </style:style>
    <style:style style:name="P14" style:family="paragraph" style:parent-style-name="Text_20_body">
      <style:paragraph-properties fo:text-align="justify" style:justify-single-word="false"/>
      <style:text-properties style:font-name="Arial" officeooo:paragraph-rsid="000dc445"/>
    </style:style>
    <style:style style:name="P15" style:family="paragraph" style:parent-style-name="Text_20_body">
      <style:paragraph-properties fo:text-align="justify" style:justify-single-word="false"/>
      <style:text-properties style:font-name="Arial" officeooo:paragraph-rsid="000eb803"/>
    </style:style>
    <style:style style:name="P16" style:family="paragraph" style:parent-style-name="Text_20_body">
      <style:paragraph-properties fo:text-align="justify" style:justify-single-word="false"/>
      <style:text-properties style:font-name="Arial" officeooo:paragraph-rsid="000f7f65"/>
    </style:style>
    <style:style style:name="P17" style:family="paragraph" style:parent-style-name="Text_20_body">
      <style:paragraph-properties fo:text-align="justify" style:justify-single-word="false"/>
      <style:text-properties style:font-name="Arial" officeooo:paragraph-rsid="00182558"/>
    </style:style>
    <style:style style:name="P18" style:family="paragraph" style:parent-style-name="Text_20_body">
      <style:paragraph-properties fo:text-align="justify" style:justify-single-word="false"/>
      <style:text-properties style:font-name="Arial" officeooo:paragraph-rsid="00197d74"/>
    </style:style>
    <style:style style:name="P19" style:family="paragraph" style:parent-style-name="Text_20_body">
      <style:paragraph-properties fo:text-align="justify" style:justify-single-word="false"/>
      <style:text-properties style:font-name="Arial" officeooo:paragraph-rsid="001adc3f"/>
    </style:style>
    <style:style style:name="P20" style:family="paragraph" style:parent-style-name="Text_20_body">
      <style:paragraph-properties fo:text-align="justify" style:justify-single-word="false"/>
      <style:text-properties style:font-name="Arial" officeooo:paragraph-rsid="002ada31"/>
    </style:style>
    <style:style style:name="P21" style:family="paragraph" style:parent-style-name="Text_20_body">
      <style:paragraph-properties fo:text-align="justify" style:justify-single-word="false"/>
      <style:text-properties style:font-name="Arial" officeooo:paragraph-rsid="002f95c7"/>
    </style:style>
    <style:style style:name="P22" style:family="paragraph" style:parent-style-name="Text_20_body">
      <style:paragraph-properties fo:text-align="justify" style:justify-single-word="false"/>
      <style:text-properties style:font-name="Arial" officeooo:paragraph-rsid="0037924d"/>
    </style:style>
    <style:style style:name="P23" style:family="paragraph" style:parent-style-name="Text_20_body">
      <style:paragraph-properties fo:text-align="justify" style:justify-single-word="false"/>
      <style:text-properties style:font-name="Arial" officeooo:paragraph-rsid="003c1fdf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0pt" officeooo:paragraph-rsid="0037924d" style:font-size-asian="10pt" style:font-size-complex="10pt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Arial" officeooo:rsid="003c108e" officeooo:paragraph-rsid="000f7f65"/>
    </style:style>
    <style:style style:name="P28" style:family="paragraph" style:parent-style-name="Text_20_body">
      <style:paragraph-properties fo:text-align="justify" style:justify-single-word="false"/>
      <style:text-properties style:font-name="Arial" officeooo:rsid="0037924d" officeooo:paragraph-rsid="0037924d"/>
    </style:style>
    <style:style style:name="P29" style:family="paragraph" style:parent-style-name="Text_20_body">
      <style:paragraph-properties fo:text-align="justify" style:justify-single-word="false"/>
      <style:text-properties style:font-name="Arial" officeooo:rsid="003a8218"/>
    </style:style>
    <style:style style:name="P30" style:family="paragraph" style:parent-style-name="Text_20_body">
      <style:text-properties style:font-name="DejaVu Sans Mono" fo:font-size="10pt" style:font-size-asian="10pt" style:font-size-complex="10pt"/>
    </style:style>
    <style:style style:name="P31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32" style:family="paragraph" style:parent-style-name="Text_20_body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33" style:family="paragraph" style:parent-style-name="Text_20_body">
      <style:paragraph-properties fo:text-align="justify" style:justify-single-word="false"/>
      <style:text-properties style:font-name="DejaVu Sans Mono" fo:font-size="10pt" officeooo:paragraph-rsid="000dc445" style:font-size-asian="10pt" style:font-size-complex="10pt"/>
    </style:style>
    <style:style style:name="P34" style:family="paragraph" style:parent-style-name="Text_20_body">
      <style:paragraph-properties fo:text-align="justify" style:justify-single-word="false"/>
      <style:text-properties style:font-name="DejaVu Sans Mono" fo:font-size="10pt" officeooo:paragraph-rsid="000f7f65" style:font-size-asian="10pt" style:font-size-complex="10pt"/>
    </style:style>
    <style:style style:name="P35" style:family="paragraph" style:parent-style-name="Text_20_body">
      <style:paragraph-properties fo:text-align="justify" style:justify-single-word="false"/>
      <style:text-properties style:font-name="DejaVu Sans Mono" fo:font-size="10pt" officeooo:paragraph-rsid="00197d74" style:font-size-asian="10pt" style:font-size-complex="10pt"/>
    </style:style>
    <style:style style:name="P36" style:family="paragraph" style:parent-style-name="Text_20_body">
      <style:paragraph-properties fo:text-align="justify" style:justify-single-word="false"/>
      <style:text-properties style:font-name="DejaVu Sans Mono" fo:font-size="10pt" officeooo:paragraph-rsid="001adc3f" style:font-size-asian="10pt" style:font-size-complex="10pt"/>
    </style:style>
    <style:style style:name="P37" style:family="paragraph" style:parent-style-name="Text_20_body">
      <style:text-properties style:font-name="DejaVu Sans Mono" fo:font-size="10pt" officeooo:paragraph-rsid="000c1e58" style:font-size-asian="10pt" style:font-size-complex="10pt"/>
    </style:style>
    <style:style style:name="P38" style:family="paragraph" style:parent-style-name="Text_20_body">
      <style:text-properties style:font-name="DejaVu Sans Mono" fo:font-size="10pt" officeooo:paragraph-rsid="000eb803" style:font-size-asian="10pt" style:font-size-complex="10pt"/>
    </style:style>
    <style:style style:name="P39" style:family="paragraph" style:parent-style-name="Text_20_body">
      <style:text-properties style:font-name="DejaVu Sans Mono" fo:font-size="10pt" officeooo:paragraph-rsid="000f7f65" style:font-size-asian="10pt" style:font-size-complex="10pt"/>
    </style:style>
    <style:style style:name="P40" style:family="paragraph" style:parent-style-name="Text_20_body">
      <style:text-properties style:font-name="DejaVu Sans Mono" fo:font-size="10pt" officeooo:paragraph-rsid="00182558" style:font-size-asian="10pt" style:font-size-complex="10pt"/>
    </style:style>
    <style:style style:name="P41" style:family="paragraph" style:parent-style-name="Text_20_body">
      <style:text-properties style:font-name="DejaVu Sans Mono" fo:font-size="10pt" officeooo:paragraph-rsid="00259ac8" style:font-size-asian="10pt" style:font-size-complex="10pt"/>
    </style:style>
    <style:style style:name="P42" style:family="paragraph" style:parent-style-name="Text_20_body">
      <style:text-properties style:font-name="DejaVu Sans Mono" fo:font-size="10pt" officeooo:paragraph-rsid="0026ede9" style:font-size-asian="10pt" style:font-size-complex="10pt"/>
    </style:style>
    <style:style style:name="P43" style:family="paragraph" style:parent-style-name="Text_20_body">
      <style:text-properties style:font-name="DejaVu Sans Mono" fo:font-size="10pt" officeooo:paragraph-rsid="0028c04a" style:font-size-asian="10pt" style:font-size-complex="10pt"/>
    </style:style>
    <style:style style:name="P44" style:family="paragraph" style:parent-style-name="Text_20_body">
      <style:text-properties style:font-name="DejaVu Sans Mono" fo:font-size="10pt" officeooo:paragraph-rsid="002ada31" style:font-size-asian="10pt" style:font-size-complex="10pt"/>
    </style:style>
    <style:style style:name="P45" style:family="paragraph" style:parent-style-name="Text_20_body">
      <style:text-properties style:font-name="DejaVu Sans Mono" fo:font-size="10pt" officeooo:paragraph-rsid="002f95c7" style:font-size-asian="10pt" style:font-size-complex="10pt"/>
    </style:style>
    <style:style style:name="P46" style:family="paragraph" style:parent-style-name="Text_20_body">
      <style:text-properties style:font-name="DejaVu Sans Mono" fo:font-size="10pt" officeooo:paragraph-rsid="00335cd6" style:font-size-asian="10pt" style:font-size-complex="10pt"/>
    </style:style>
    <style:style style:name="P47" style:family="paragraph" style:parent-style-name="Text_20_body">
      <style:text-properties style:font-name="DejaVu Sans Mono" fo:font-size="10pt" officeooo:paragraph-rsid="0034f4fa" style:font-size-asian="10pt" style:font-size-complex="10pt"/>
    </style:style>
    <style:style style:name="P48" style:family="paragraph" style:parent-style-name="Text_20_body">
      <style:text-properties style:font-name="DejaVu Sans Mono" fo:font-size="10pt" officeooo:paragraph-rsid="00372e13" style:font-size-asian="10pt" style:font-size-complex="10pt"/>
    </style:style>
    <style:style style:name="P49" style:family="paragraph" style:parent-style-name="Text_20_body">
      <style:text-properties style:font-name="DejaVu Sans Mono" fo:font-size="10pt" officeooo:paragraph-rsid="0037924d" style:font-size-asian="10pt" style:font-size-complex="10pt"/>
    </style:style>
    <style:style style:name="P50" style:family="paragraph" style:parent-style-name="Text_20_body">
      <style:text-properties style:font-name="DejaVu Sans Mono" fo:font-size="10pt" officeooo:paragraph-rsid="003906cd" style:font-size-asian="10pt" style:font-size-complex="10pt"/>
    </style:style>
    <style:style style:name="P51" style:family="paragraph" style:parent-style-name="Text_20_body">
      <style:text-properties style:font-name="DejaVu Sans Mono" fo:font-size="10pt" officeooo:rsid="003906cd" officeooo:paragraph-rsid="003906cd" style:font-size-asian="10pt" style:font-size-complex="10pt"/>
    </style:style>
    <style:style style:name="P52" style:family="paragraph" style:parent-style-name="Text_20_body">
      <style:text-properties style:font-name="DejaVu Sans Mono" fo:font-size="10pt" officeooo:paragraph-rsid="00460aa2" style:font-size-asian="10pt" style:font-size-complex="10pt"/>
    </style:style>
    <style:style style:name="P53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182558" style:font-size-asian="10pt" style:font-size-complex="10pt"/>
    </style:style>
    <style:style style:name="P54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0eb803" style:font-size-asian="10pt" style:font-size-complex="10pt"/>
    </style:style>
    <style:style style:name="P55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197d74" style:font-size-asian="10pt" style:font-size-complex="10pt"/>
    </style:style>
    <style:style style:name="P56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3c1fdf" style:font-size-asian="10pt" style:font-size-complex="10pt"/>
    </style:style>
    <style:style style:name="P57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2ada31" style:font-size-asian="10pt" style:font-size-complex="10pt"/>
    </style:style>
    <style:style style:name="P58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1adc3f" style:font-size-asian="10pt" style:font-size-complex="10pt"/>
    </style:style>
    <style:style style:name="P59" style:family="paragraph" style:parent-style-name="Text_20_body">
      <style:text-properties style:font-name="DejaVu Sans Mono" fo:font-size="10pt" officeooo:rsid="00260e42" officeooo:paragraph-rsid="004b3c89" style:font-size-asian="10pt" style:font-size-complex="10pt"/>
    </style:style>
    <style:style style:name="P60" style:family="paragraph" style:parent-style-name="Text_20_body">
      <style:text-properties style:font-name="DejaVu Sans Mono" fo:font-size="10pt" officeooo:rsid="0026ede9" officeooo:paragraph-rsid="0026ede9" style:font-size-asian="10pt" style:font-size-complex="10pt"/>
    </style:style>
    <style:style style:name="P61" style:family="paragraph" style:parent-style-name="Text_20_body">
      <style:text-properties style:font-name="DejaVu Sans Mono" fo:font-size="10pt" officeooo:rsid="0028c04a" officeooo:paragraph-rsid="0028c04a" style:font-size-asian="10pt" style:font-size-complex="10pt"/>
    </style:style>
    <style:style style:name="P62" style:family="paragraph" style:parent-style-name="Text_20_body">
      <style:text-properties style:font-name="DejaVu Sans Mono" fo:font-size="10pt" officeooo:rsid="00335cd6" officeooo:paragraph-rsid="00335cd6" style:font-size-asian="10pt" style:font-size-complex="10pt"/>
    </style:style>
    <style:style style:name="P63" style:family="paragraph" style:parent-style-name="Text_20_body">
      <style:text-properties style:font-name="DejaVu Sans Mono" fo:font-size="10pt" officeooo:rsid="0034f4fa" officeooo:paragraph-rsid="0034f4fa" style:font-size-asian="10pt" style:font-size-complex="10pt"/>
    </style:style>
    <style:style style:name="P64" style:family="paragraph" style:parent-style-name="Text_20_body">
      <style:text-properties style:font-name="DejaVu Sans Mono" fo:font-size="10pt" officeooo:rsid="00372e13" officeooo:paragraph-rsid="00372e13" style:font-size-asian="10pt" style:font-size-complex="10pt"/>
    </style:style>
    <style:style style:name="P65" style:family="paragraph" style:parent-style-name="Text_20_body">
      <style:text-properties style:font-name="DejaVu Sans Mono" fo:font-size="10pt" officeooo:rsid="00408937" style:font-size-asian="10pt" style:font-size-complex="10pt"/>
    </style:style>
    <style:style style:name="P66" style:family="paragraph" style:parent-style-name="Text_20_body">
      <style:text-properties style:font-name="DejaVu Sans Mono" fo:font-size="10pt" officeooo:rsid="003ee516" style:font-size-asian="10pt" style:font-size-complex="10pt"/>
    </style:style>
    <style:style style:name="P67" style:family="paragraph" style:parent-style-name="Text_20_body">
      <style:text-properties style:font-name="DejaVu Sans Mono" fo:font-size="10pt" officeooo:rsid="003ee516" officeooo:paragraph-rsid="0044503f" style:font-size-asian="10pt" style:font-size-complex="10pt"/>
    </style:style>
    <style:style style:name="P68" style:family="paragraph" style:parent-style-name="Text_20_body">
      <style:text-properties style:font-name="DejaVu Sans Mono" fo:font-size="10pt" officeooo:rsid="0037924d" officeooo:paragraph-rsid="0037924d" style:font-size-asian="10pt" style:font-size-complex="10pt"/>
    </style:style>
    <style:style style:name="P69" style:family="paragraph" style:parent-style-name="Text_20_body">
      <style:text-properties style:font-name="DejaVu Sans Mono" fo:font-size="10pt" officeooo:paragraph-rsid="00482a48" style:font-size-asian="10pt" style:font-size-complex="10pt"/>
    </style:style>
    <style:style style:name="P70" style:family="paragraph" style:parent-style-name="Text_20_body">
      <style:text-properties style:font-name="DejaVu Sans Mono" fo:font-size="10pt" officeooo:paragraph-rsid="0049580b" style:font-size-asian="10pt" style:font-size-complex="10pt"/>
    </style:style>
    <style:style style:name="P71" style:family="paragraph" style:parent-style-name="Text_20_body">
      <style:text-properties style:font-name="DejaVu Sans Mono" fo:font-size="10pt" officeooo:rsid="004b3c89" officeooo:paragraph-rsid="004b3c89" style:font-size-asian="10pt" style:font-size-complex="10pt"/>
    </style:style>
    <style:style style:name="P72" style:family="paragraph" style:parent-style-name="Text_20_body">
      <style:text-properties style:font-name="DejaVu Sans Mono" fo:font-size="10pt" officeooo:paragraph-rsid="004e5225" style:font-size-asian="10pt" style:font-size-complex="10pt"/>
    </style:style>
    <style:style style:name="P73" style:family="paragraph" style:parent-style-name="Text_20_body">
      <style:text-properties style:font-name="DejaVu Sans Mono" fo:font-size="10pt" officeooo:paragraph-rsid="00500ab4" style:font-size-asian="10pt" style:font-size-complex="10pt"/>
    </style:style>
    <style:style style:name="P74" style:family="paragraph" style:parent-style-name="Text_20_body">
      <style:text-properties style:font-name="DejaVu Sans Mono" fo:font-size="10pt" fo:font-weight="bold" officeooo:rsid="00372e13" officeooo:paragraph-rsid="00372e13" style:font-size-asian="10pt" style:font-weight-asian="bold" style:font-size-complex="10pt" style:font-weight-complex="bold"/>
    </style:style>
    <style:style style:name="P75" style:family="paragraph" style:parent-style-name="Text_20_body">
      <style:text-properties style:font-name="DejaVu Sans Mono" fo:font-size="10pt" fo:font-weight="bold" officeooo:rsid="003ee516" officeooo:paragraph-rsid="00460aa2" style:font-size-asian="10pt" style:font-weight-asian="bold" style:font-size-complex="10pt" style:font-weight-complex="bold"/>
    </style:style>
    <style:style style:name="P76" style:family="paragraph" style:parent-style-name="Text_20_body">
      <style:text-properties style:font-name="DejaVu Sans Mono" fo:font-size="10pt" fo:font-weight="normal" officeooo:rsid="00372e13" officeooo:paragraph-rsid="00372e13" style:font-size-asian="10pt" style:font-weight-asian="normal" style:font-size-complex="10pt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style:font-name="DejaVu Sans Mono" officeooo:paragraph-rsid="000eb803"/>
    </style:style>
    <style:style style:name="P78" style:family="paragraph" style:parent-style-name="Text_20_body">
      <style:paragraph-properties fo:text-align="justify" style:justify-single-word="false"/>
      <style:text-properties officeooo:paragraph-rsid="000c1e58"/>
    </style:style>
    <style:style style:name="P79" style:family="paragraph" style:parent-style-name="Text_20_body">
      <style:paragraph-properties fo:text-align="justify" style:justify-single-word="false"/>
      <style:text-properties officeooo:paragraph-rsid="002ada31"/>
    </style:style>
    <style:style style:name="P80" style:family="paragraph" style:parent-style-name="Text_20_body">
      <style:paragraph-properties fo:text-align="justify" style:justify-single-word="false"/>
      <style:text-properties officeooo:paragraph-rsid="002f95c7"/>
    </style:style>
    <style:style style:name="P81" style:family="paragraph" style:parent-style-name="Text_20_body">
      <style:paragraph-properties fo:text-align="justify" style:justify-single-word="false"/>
      <style:text-properties style:font-name="Arial1" officeooo:paragraph-rsid="000dc445"/>
    </style:style>
    <style:style style:name="P82" style:family="paragraph" style:parent-style-name="Text_20_body">
      <style:paragraph-properties fo:text-align="justify" style:justify-single-word="false"/>
      <style:text-properties style:font-name="Arial1" officeooo:rsid="000c1e58" officeooo:paragraph-rsid="000dc445"/>
    </style:style>
    <style:style style:name="P83" style:family="paragraph" style:parent-style-name="Text_20_body">
      <style:text-properties officeooo:paragraph-rsid="000dc445"/>
    </style:style>
    <style:style style:name="P84" style:family="paragraph" style:parent-style-name="Text_20_body">
      <style:text-properties officeooo:paragraph-rsid="000f7f65"/>
    </style:style>
    <style:style style:name="P85" style:family="paragraph" style:parent-style-name="Text_20_body">
      <style:paragraph-properties fo:text-align="justify" style:justify-single-word="false"/>
      <style:text-properties style:font-name="arial" fo:font-size="10pt" officeooo:paragraph-rsid="0044503f" style:font-size-asian="10pt" style:font-size-complex="10pt"/>
    </style:style>
    <style:style style:name="P86" style:family="paragraph" style:parent-style-name="Text_20_body">
      <style:paragraph-properties fo:text-align="justify" style:justify-single-word="false"/>
      <style:text-properties style:font-name="arial" fo:font-size="10pt" officeooo:paragraph-rsid="00460aa2" style:font-size-asian="10pt" style:font-size-complex="10pt"/>
    </style:style>
    <style:style style:name="P87" style:family="paragraph" style:parent-style-name="Text_20_body">
      <style:text-properties style:font-name="arial" fo:font-size="10pt" officeooo:rsid="003ee516" style:font-size-asian="10pt" style:font-size-complex="10pt"/>
    </style:style>
    <style:style style:name="P88" style:family="paragraph" style:parent-style-name="Text_20_body">
      <style:paragraph-properties fo:text-align="justify" style:justify-single-word="false"/>
      <style:text-properties style:font-name="arial"/>
    </style:style>
    <style:style style:name="P89" style:family="paragraph" style:parent-style-name="Text_20_body">
      <style:paragraph-properties fo:text-align="justify" style:justify-single-word="false"/>
      <style:text-properties style:font-name="arial" officeooo:paragraph-rsid="00460aa2"/>
    </style:style>
    <style:style style:name="P90" style:family="paragraph" style:parent-style-name="Text_20_body">
      <style:text-properties officeooo:rsid="000c1e58" officeooo:paragraph-rsid="001adc3f"/>
    </style:style>
    <style:style style:name="P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3" style:family="paragraph" style:parent-style-name="Text_20_body" style:list-style-name="L1">
      <style:paragraph-properties fo:text-align="justify" style:justify-single-word="false"/>
      <style:text-properties style:font-name="Arial" officeooo:rsid="000dc445" officeooo:paragraph-rsid="000dc445"/>
    </style:style>
    <style:style style:name="P94" style:family="paragraph" style:parent-style-name="Text_20_body" style:list-style-name="L2">
      <style:text-properties style:font-name="Arial"/>
    </style:style>
    <style:style style:name="P95" style:family="paragraph" style:parent-style-name="Text_20_body" style:list-style-name="L3">
      <style:text-properties style:font-name="Arial" officeooo:paragraph-rsid="00211a72"/>
    </style:style>
    <style:style style:name="P96" style:family="paragraph" style:parent-style-name="Text_20_body">
      <style:paragraph-properties fo:text-align="justify" style:justify-single-word="false"/>
      <style:text-properties style:font-name="Arial" officeooo:paragraph-rsid="00182558"/>
    </style:style>
    <style:style style:name="P97" style:family="paragraph" style:parent-style-name="Text_20_body">
      <style:paragraph-properties fo:text-align="justify" style:justify-single-word="false"/>
      <style:text-properties style:font-name="Arial" officeooo:paragraph-rsid="000dc445"/>
    </style:style>
    <style:style style:name="P98" style:family="paragraph" style:parent-style-name="Text_20_body" style:list-style-name="">
      <style:paragraph-properties fo:text-align="justify" style:justify-single-word="false"/>
      <style:text-properties style:font-name="Arial" fo:font-size="12pt" officeooo:paragraph-rsid="005e0126" style:font-size-asian="12pt" style:font-size-complex="12pt"/>
    </style:style>
    <style:style style:name="P99" style:family="paragraph" style:parent-style-name="Text_20_body">
      <style:paragraph-properties fo:text-align="justify" style:justify-single-word="false"/>
      <style:text-properties style:font-name="Arial" fo:font-size="12pt" officeooo:paragraph-rsid="006ac1e6" style:font-size-asian="12pt" style:font-size-complex="12pt"/>
    </style:style>
    <style:style style:name="P100" style:family="paragraph" style:parent-style-name="Text_20_body">
      <style:paragraph-properties fo:text-align="justify" style:justify-single-word="false"/>
      <style:text-properties style:font-name="Arial" fo:font-size="12pt" officeooo:rsid="001adc3f" officeooo:paragraph-rsid="001adc3f" style:font-size-asian="12pt" style:font-size-complex="12pt"/>
    </style:style>
    <style:style style:name="P101" style:family="paragraph" style:parent-style-name="Text_20_body">
      <style:paragraph-properties fo:text-align="justify" style:justify-single-word="false"/>
      <style:text-properties style:font-name="Arial" fo:font-size="12pt" officeooo:rsid="001adc3f" officeooo:paragraph-rsid="0068505d" style:font-size-asian="12pt" style:font-size-complex="12pt"/>
    </style:style>
    <style:style style:name="P102" style:family="paragraph" style:parent-style-name="Text_20_body" style:list-style-name="L1">
      <style:paragraph-properties fo:text-align="justify" style:justify-single-word="false"/>
      <style:text-properties officeooo:paragraph-rsid="000dc445"/>
    </style:style>
    <style:style style:name="P103" style:family="paragraph" style:parent-style-name="Text_20_body" style:list-style-name="L5">
      <style:paragraph-properties fo:text-align="justify" style:justify-single-word="false"/>
      <style:text-properties officeooo:paragraph-rsid="005f2456"/>
    </style:style>
    <style:style style:name="P104" style:family="paragraph" style:parent-style-name="Text_20_body" style:list-style-name="L5">
      <style:paragraph-properties fo:text-align="justify" style:justify-single-word="false"/>
      <style:text-properties officeooo:paragraph-rsid="0062004d"/>
    </style:style>
    <style:style style:name="P105" style:family="paragraph" style:parent-style-name="Text_20_body" style:list-style-name="L5">
      <style:paragraph-properties fo:text-align="justify" style:justify-single-word="false"/>
      <style:text-properties officeooo:paragraph-rsid="006374f1"/>
    </style:style>
    <style:style style:name="P106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2f95c7" style:font-size-asian="10pt" style:font-size-complex="10pt"/>
    </style:style>
    <style:style style:name="P107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0dc445" style:font-size-asian="10pt" style:font-size-complex="10pt"/>
    </style:style>
    <style:style style:name="P108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68505d" style:font-size-asian="10pt" style:font-size-complex="10pt"/>
    </style:style>
    <style:style style:name="P109" style:family="paragraph" style:parent-style-name="Text_20_body">
      <style:text-properties style:font-name="DejaVu Sans Mono" fo:font-size="10pt" officeooo:paragraph-rsid="00678b28" style:font-size-asian="10pt" style:font-size-complex="10pt"/>
    </style:style>
    <style:style style:name="P110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111" style:family="paragraph" style:parent-style-name="Text_20_body">
      <style:paragraph-properties fo:text-align="justify" style:justify-single-word="false"/>
      <style:text-properties style:font-name="DejaVu Sans Mono" fo:font-size="10pt" officeooo:paragraph-rsid="0068505d" style:font-size-asian="10pt" style:font-size-complex="10pt"/>
    </style:style>
    <style:style style:name="P112" style:family="paragraph" style:parent-style-name="Text_20_body">
      <style:paragraph-properties fo:text-align="justify" style:justify-single-word="false"/>
      <style:text-properties style:font-name="DejaVu Sans Mono" fo:font-size="10pt" officeooo:paragraph-rsid="006ac1e6" style:font-size-asian="10pt" style:font-size-complex="10pt"/>
    </style:style>
    <style:style style:name="P113" style:family="paragraph" style:parent-style-name="Text_20_body">
      <style:text-properties style:font-name="DejaVu Sans Mono" fo:font-size="10pt" officeooo:paragraph-rsid="0069e541" style:font-size-asian="10pt" style:font-size-complex="10pt"/>
    </style:style>
    <style:style style:name="P114" style:family="paragraph" style:parent-style-name="Text_20_body">
      <style:text-properties style:font-name="DejaVu Sans Mono" fo:font-size="10pt" officeooo:rsid="003906cd" officeooo:paragraph-rsid="006a8d47" style:font-size-asian="10pt" style:font-size-complex="10pt"/>
    </style:style>
    <style:style style:name="P115" style:family="paragraph" style:parent-style-name="Text_20_body">
      <style:paragraph-properties fo:text-align="justify" style:justify-single-word="false"/>
      <style:text-properties style:font-name="DejaVu Sans Mono" fo:font-size="10pt" fo:font-weight="normal" officeooo:paragraph-rsid="006ac1e6" style:font-size-asian="10pt" style:font-weight-asian="normal" style:font-size-complex="10pt" style:font-weight-complex="normal"/>
    </style:style>
    <style:style style:name="P116" style:family="paragraph" style:parent-style-name="Text_20_body">
      <style:paragraph-properties fo:text-align="justify" style:justify-single-word="false"/>
      <style:text-properties style:font-name="DejaVu Sans Mono" officeooo:paragraph-rsid="000dc445"/>
    </style:style>
    <style:style style:name="P117" style:family="paragraph" style:parent-style-name="Text_20_body">
      <style:paragraph-properties fo:text-align="justify" style:justify-single-word="false"/>
      <style:text-properties style:font-name="DejaVu Sans Mono" officeooo:paragraph-rsid="005f2456"/>
    </style:style>
    <style:style style:name="P118" style:family="paragraph" style:parent-style-name="Text_20_body" style:list-style-name="L2"/>
    <style:style style:name="P119" style:family="paragraph" style:parent-style-name="Text_20_body" style:list-style-name="L3"/>
    <style:style style:name="P120" style:family="paragraph" style:parent-style-name="Text_20_body" style:list-style-name="L3">
      <style:text-properties officeooo:paragraph-rsid="00211a72"/>
    </style:style>
    <style:style style:name="P121" style:family="paragraph" style:parent-style-name="Heading_20_1" style:list-style-name="">
      <style:paragraph-properties fo:text-align="justify" style:justify-single-word="false"/>
      <style:text-properties style:font-name="Arial" officeooo:paragraph-rsid="0037924d"/>
    </style:style>
    <style:style style:name="P122" style:family="paragraph" style:parent-style-name="Heading_20_1">
      <style:paragraph-properties fo:break-before="page"/>
      <style:text-properties officeooo:paragraph-rsid="000dc445"/>
    </style:style>
    <style:style style:name="P123" style:family="paragraph" style:parent-style-name="Heading_20_1">
      <style:paragraph-properties fo:break-before="page"/>
      <style:text-properties officeooo:rsid="000c1e58" officeooo:paragraph-rsid="000c1e58"/>
    </style:style>
    <style:style style:name="P124" style:family="paragraph" style:parent-style-name="Heading_20_1">
      <style:paragraph-properties fo:break-before="page"/>
      <style:text-properties officeooo:paragraph-rsid="001adc3f"/>
    </style:style>
    <style:style style:name="P125" style:family="paragraph" style:parent-style-name="Heading_20_1">
      <style:paragraph-properties fo:break-before="page"/>
      <style:text-properties style:font-name="Arial"/>
    </style:style>
    <style:style style:name="P126" style:family="paragraph" style:parent-style-name="Heading_20_1">
      <style:paragraph-properties fo:text-align="justify" style:justify-single-word="false" fo:break-before="page"/>
      <style:text-properties style:font-name="Arial" officeooo:rsid="0037924d" officeooo:paragraph-rsid="0037924d"/>
    </style:style>
    <style:style style:name="P127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128" style:family="paragraph" style:parent-style-name="Heading_20_1">
      <style:paragraph-properties fo:text-align="justify" style:justify-single-word="false" fo:break-before="page"/>
      <style:text-properties style:font-name="Arial" officeooo:paragraph-rsid="0037924d"/>
    </style:style>
    <style:style style:name="P129" style:family="paragraph" style:parent-style-name="Heading_20_2">
      <style:paragraph-properties fo:text-align="justify" style:justify-single-word="false"/>
      <style:text-properties style:font-name="Arial1"/>
    </style:style>
    <style:style style:name="P130" style:family="paragraph" style:parent-style-name="Heading_20_2" style:list-style-name="">
      <style:paragraph-properties fo:text-align="justify" style:justify-single-word="false"/>
      <style:text-properties style:font-name="Arial1" officeooo:paragraph-rsid="000dc445"/>
    </style:style>
    <style:style style:name="P131" style:family="paragraph" style:parent-style-name="Heading_20_2">
      <style:paragraph-properties fo:text-align="justify" style:justify-single-word="false"/>
      <style:text-properties style:font-name="Arial1" fo:font-size="14pt" officeooo:paragraph-rsid="00182558" style:font-size-asian="14pt" style:font-size-complex="14pt"/>
    </style:style>
    <style:style style:name="P132" style:family="paragraph" style:parent-style-name="Heading_20_2">
      <style:paragraph-properties fo:text-align="justify" style:justify-single-word="false"/>
      <style:text-properties style:font-name="Arial1" officeooo:rsid="000c1e58" officeooo:paragraph-rsid="005f2456"/>
    </style:style>
    <style:style style:name="P133" style:family="paragraph" style:parent-style-name="Heading_20_2">
      <style:text-properties officeooo:rsid="002ada31" officeooo:paragraph-rsid="002f95c7"/>
    </style:style>
    <style:style style:name="P134" style:family="paragraph" style:parent-style-name="Heading_20_2">
      <style:paragraph-properties fo:break-before="page"/>
      <style:text-properties officeooo:paragraph-rsid="000eb803"/>
    </style:style>
    <style:style style:name="P135" style:family="paragraph" style:parent-style-name="Heading_20_2">
      <style:paragraph-properties fo:text-align="justify" style:justify-single-word="false" fo:break-before="page"/>
      <style:text-properties style:font-name="DejaVu Sans Mono" fo:font-size="14pt" officeooo:paragraph-rsid="00197d74" style:font-size-asian="14pt" style:font-size-complex="14pt"/>
    </style:style>
    <style:style style:name="P136" style:family="paragraph" style:parent-style-name="Heading_20_2">
      <style:paragraph-properties fo:break-before="page"/>
      <style:text-properties style:font-name="Arial" officeooo:paragraph-rsid="000f7f65"/>
    </style:style>
    <style:style style:name="P137" style:family="paragraph" style:parent-style-name="Heading_20_2">
      <style:paragraph-properties fo:break-before="page"/>
      <style:text-properties officeooo:paragraph-rsid="000f7f65"/>
    </style:style>
    <style:style style:name="P138" style:family="paragraph" style:parent-style-name="Heading_20_2">
      <style:paragraph-properties fo:break-before="page"/>
      <style:text-properties officeooo:paragraph-rsid="000c1e58"/>
    </style:style>
    <style:style style:name="P139" style:family="paragraph" style:parent-style-name="Heading_20_2">
      <style:paragraph-properties fo:break-before="page"/>
      <style:text-properties officeooo:rsid="002ada31" officeooo:paragraph-rsid="002ada31"/>
    </style:style>
    <style:style style:name="P140" style:family="paragraph" style:parent-style-name="Heading_20_2">
      <style:paragraph-properties fo:text-align="justify" style:justify-single-word="false" fo:break-before="page"/>
      <style:text-properties style:font-name="Arial1" officeooo:paragraph-rsid="000dc445"/>
    </style:style>
    <style:style style:name="P141" style:family="paragraph" style:parent-style-name="Heading_20_3" style:list-style-name="">
      <style:text-properties fo:font-weight="normal" officeooo:paragraph-rsid="000f7f65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officeooo:rsid="000dc445"/>
    </style:style>
    <style:style style:name="T3" style:family="text">
      <style:text-properties style:font-name="Arial" officeooo:rsid="00211a72"/>
    </style:style>
    <style:style style:name="T4" style:family="text">
      <style:text-properties style:font-name="Arial" officeooo:rsid="005f2456"/>
    </style:style>
    <style:style style:name="T5" style:family="text">
      <style:text-properties style:font-name="Arial" fo:font-weight="bold" officeooo:rsid="005f2456" style:font-weight-asian="bold" style:font-weight-complex="bold"/>
    </style:style>
    <style:style style:name="T6" style:family="text">
      <style:text-properties style:font-name="Arial" fo:font-weight="normal" officeooo:rsid="005f2456" style:font-weight-asian="normal" style:font-weight-complex="normal"/>
    </style:style>
    <style:style style:name="T7" style:family="text">
      <style:text-properties style:font-name="Arial" fo:font-weight="normal" officeooo:rsid="0062004d" style:font-weight-asian="normal" style:font-weight-complex="normal"/>
    </style:style>
    <style:style style:name="T8" style:family="text">
      <style:text-properties style:font-name="Arial" fo:font-weight="normal" officeooo:rsid="006374f1" style:font-weight-asian="normal" style:font-weight-complex="normal"/>
    </style:style>
    <style:style style:name="T9" style:family="text">
      <style:text-properties style:font-name="Arial" fo:font-weight="normal" officeooo:rsid="00654268" style:font-weight-asian="normal" style:font-weight-complex="normal"/>
    </style:style>
    <style:style style:name="T10" style:family="text">
      <style:text-properties style:font-name="Arial" fo:font-weight="normal" officeooo:rsid="00671dd0" style:font-weight-asian="normal" style:font-weight-complex="normal"/>
    </style:style>
    <style:style style:name="T11" style:family="text">
      <style:text-properties style:font-name="Arial" officeooo:rsid="00671dd0"/>
    </style:style>
    <style:style style:name="T12" style:family="text">
      <style:text-properties officeooo:rsid="000c1e58"/>
    </style:style>
    <style:style style:name="T13" style:family="text">
      <style:text-properties style:font-name="Arial1" fo:font-size="12pt" officeooo:rsid="000c1e58" style:font-size-asian="12pt" style:font-size-complex="12pt"/>
    </style:style>
    <style:style style:name="T14" style:family="text">
      <style:text-properties style:font-name="Arial1" officeooo:rsid="005f2456"/>
    </style:style>
    <style:style style:name="T15" style:family="text">
      <style:text-properties style:font-name="Arial1" fo:font-size="10pt" officeooo:rsid="005f2456" style:font-size-asian="10pt" style:font-size-complex="10pt"/>
    </style:style>
    <style:style style:name="T16" style:family="text">
      <style:text-properties style:font-name="DejaVu Sans Mono" fo:font-size="10pt" officeooo:rsid="000c1e58" style:font-size-asian="10pt" style:font-size-complex="10pt"/>
    </style:style>
    <style:style style:name="T17" style:family="text">
      <style:text-properties style:font-name="DejaVu Sans Mono" fo:font-size="10pt" fo:font-weight="normal" officeooo:rsid="0062004d" style:font-size-asian="10pt" style:font-weight-asian="normal" style:font-size-complex="10pt" style:font-weight-complex="normal"/>
    </style:style>
    <style:style style:name="T18" style:family="text">
      <style:text-properties officeooo:rsid="000dc445"/>
    </style:style>
    <style:style style:name="T19" style:family="text">
      <style:text-properties officeooo:rsid="00182558"/>
    </style:style>
    <style:style style:name="T20" style:family="text">
      <style:text-properties officeooo:rsid="00197d74"/>
    </style:style>
    <style:style style:name="T21" style:family="text">
      <style:text-properties officeooo:rsid="00199b4a"/>
    </style:style>
    <style:style style:name="T22" style:family="text">
      <style:text-properties officeooo:rsid="001adc3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6ede9" style:font-weight-asian="bold" style:font-weight-complex="bold"/>
    </style:style>
    <style:style style:name="T25" style:family="text">
      <style:text-properties fo:font-weight="bold" officeooo:rsid="0028c04a" style:font-weight-asian="bold" style:font-weight-complex="bold"/>
    </style:style>
    <style:style style:name="T26" style:family="text">
      <style:text-properties fo:font-weight="bold" officeooo:rsid="00335cd6" style:font-weight-asian="bold" style:font-weight-complex="bold"/>
    </style:style>
    <style:style style:name="T27" style:family="text">
      <style:text-properties fo:font-weight="bold" officeooo:rsid="0034f4fa" style:font-weight-asian="bold" style:font-weight-complex="bold"/>
    </style:style>
    <style:style style:name="T28" style:family="text">
      <style:text-properties fo:font-weight="bold" officeooo:rsid="00372e13" style:font-weight-asian="bold" style:font-weight-complex="bold"/>
    </style:style>
    <style:style style:name="T29" style:family="text">
      <style:text-properties fo:font-weight="bold" officeooo:rsid="003ee516" style:font-weight-asian="bold" style:font-weight-complex="bold"/>
    </style:style>
    <style:style style:name="T30" style:family="text">
      <style:text-properties fo:font-weight="bold" officeooo:rsid="004b3c89" style:font-weight-asian="bold" style:font-weight-complex="bold"/>
    </style:style>
    <style:style style:name="T31" style:family="text">
      <style:text-properties fo:font-weight="bold" officeooo:rsid="004e5225" style:font-weight-asian="bold" style:font-weight-complex="bold"/>
    </style:style>
    <style:style style:name="T32" style:family="text">
      <style:text-properties fo:font-weight="bold" officeooo:rsid="00500ab4" style:font-weight-asian="bold" style:font-weight-complex="bold"/>
    </style:style>
    <style:style style:name="T33" style:family="text">
      <style:text-properties fo:font-weight="bold" officeooo:rsid="0046cf4f" style:font-weight-asian="bold" style:font-weight-complex="bold"/>
    </style:style>
    <style:style style:name="T34" style:family="text">
      <style:text-properties fo:font-weight="bold" officeooo:rsid="00259ac8" style:font-weight-asian="bold" style:font-weight-complex="bold"/>
    </style:style>
    <style:style style:name="T35" style:family="text">
      <style:text-properties fo:font-weight="bold" officeooo:rsid="004c8652" style:font-weight-asian="bold" style:font-weight-complex="bold"/>
    </style:style>
    <style:style style:name="T36" style:family="text">
      <style:text-properties fo:font-weight="bold" officeooo:rsid="0009ff9d" style:font-weight-asian="bold" style:font-weight-complex="bold"/>
    </style:style>
    <style:style style:name="T37" style:family="text">
      <style:text-properties fo:font-weight="bold" officeooo:rsid="0035e994" style:font-weight-asian="bold" style:font-weight-complex="bold"/>
    </style:style>
    <style:style style:name="T38" style:family="text">
      <style:text-properties fo:font-weight="bold" officeooo:rsid="00581657" style:font-weight-asian="bold" style:font-weight-complex="bold"/>
    </style:style>
    <style:style style:name="T39" style:family="text">
      <style:text-properties fo:font-weight="bold" officeooo:rsid="002ada31" style:font-weight-asian="bold" style:font-weight-complex="bold"/>
    </style:style>
    <style:style style:name="T40" style:family="text">
      <style:text-properties fo:font-weight="bold" officeooo:rsid="000c1e58" style:font-weight-asian="bold" style:font-weight-complex="bold"/>
    </style:style>
    <style:style style:name="T41" style:family="text">
      <style:text-properties fo:font-weight="bold" officeooo:rsid="001adc3f" style:font-weight-asian="bold" style:font-weight-complex="bold"/>
    </style:style>
    <style:style style:name="T42" style:family="text">
      <style:text-properties fo:font-weight="bold" officeooo:rsid="002f95c7" style:font-weight-asian="bold" style:font-weight-complex="bold"/>
    </style:style>
    <style:style style:name="T43" style:family="text">
      <style:text-properties fo:font-weight="bold" officeooo:rsid="003d6e0c" style:font-weight-asian="bold" style:font-weight-complex="bold"/>
    </style:style>
    <style:style style:name="T44" style:family="text">
      <style:text-properties fo:font-weight="bold" officeooo:rsid="00460aa2" style:font-weight-asian="bold" style:font-weight-complex="bold"/>
    </style:style>
    <style:style style:name="T45" style:family="text">
      <style:text-properties fo:font-weight="bold" officeooo:rsid="0037924d" style:font-weight-asian="bold" style:font-weight-complex="bold"/>
    </style:style>
    <style:style style:name="T46" style:family="text">
      <style:text-properties fo:font-weight="bold" officeooo:rsid="003ad7a5" style:font-weight-asian="bold" style:font-weight-complex="bold"/>
    </style:style>
    <style:style style:name="T47" style:family="text">
      <style:text-properties fo:font-weight="bold" officeooo:rsid="00597157" style:font-weight-asian="bold" style:font-weight-complex="bold"/>
    </style:style>
    <style:style style:name="T48" style:family="text">
      <style:text-properties fo:font-weight="bold" officeooo:rsid="005ac8d9" style:font-weight-asian="bold" style:font-weight-complex="bold"/>
    </style:style>
    <style:style style:name="T49" style:family="text">
      <style:text-properties fo:font-weight="bold" officeooo:rsid="005c3c41" style:font-weight-asian="bold" style:font-weight-complex="bold"/>
    </style:style>
    <style:style style:name="T50" style:family="text">
      <style:text-properties fo:font-weight="bold" officeooo:rsid="005f2456" style:font-weight-asian="bold" style:font-weight-complex="bold"/>
    </style:style>
    <style:style style:name="T51" style:family="text">
      <style:text-properties fo:font-weight="bold" officeooo:rsid="00678b28" style:font-weight-asian="bold" style:font-weight-complex="bold"/>
    </style:style>
    <style:style style:name="T52" style:family="text">
      <style:text-properties fo:font-weight="bold" officeooo:rsid="0068505d" style:font-weight-asian="bold" style:font-weight-complex="bold"/>
    </style:style>
    <style:style style:name="T53" style:family="text">
      <style:text-properties fo:font-weight="bold" officeooo:rsid="006ac1e6" style:font-weight-asian="bold" style:font-weight-complex="bold"/>
    </style:style>
    <style:style style:name="T54" style:family="text">
      <style:text-properties officeooo:rsid="0026ede9"/>
    </style:style>
    <style:style style:name="T55" style:family="text">
      <style:text-properties officeooo:rsid="0028c04a"/>
    </style:style>
    <style:style style:name="T56" style:family="text">
      <style:text-properties officeooo:rsid="002dc889"/>
    </style:style>
    <style:style style:name="T57" style:family="text">
      <style:text-properties officeooo:rsid="00317594"/>
    </style:style>
    <style:style style:name="T58" style:family="text">
      <style:text-properties officeooo:rsid="00335cd6"/>
    </style:style>
    <style:style style:name="T59" style:family="text">
      <style:text-properties officeooo:rsid="0034f4fa"/>
    </style:style>
    <style:style style:name="T60" style:family="text">
      <style:text-properties officeooo:rsid="00372e13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372e13" style:font-weight-asian="normal" style:font-weight-complex="normal"/>
    </style:style>
    <style:style style:name="T63" style:family="text">
      <style:text-properties fo:font-weight="normal" officeooo:rsid="004b3c89" style:font-weight-asian="normal" style:font-weight-complex="normal"/>
    </style:style>
    <style:style style:name="T64" style:family="text">
      <style:text-properties fo:font-weight="normal" officeooo:rsid="005f2456" style:font-weight-asian="normal" style:font-weight-complex="normal"/>
    </style:style>
    <style:style style:name="T65" style:family="text">
      <style:text-properties fo:font-weight="normal" officeooo:rsid="006ac1e6" style:font-weight-asian="normal" style:font-weight-complex="normal"/>
    </style:style>
    <style:style style:name="T66" style:family="text">
      <style:text-properties officeooo:rsid="0037924d"/>
    </style:style>
    <style:style style:name="T67" style:family="text">
      <style:text-properties officeooo:rsid="003906cd"/>
    </style:style>
    <style:style style:name="T68" style:family="text">
      <style:text-properties officeooo:rsid="003a8218"/>
    </style:style>
    <style:style style:name="T69" style:family="text">
      <style:text-properties officeooo:rsid="003c1fdf"/>
    </style:style>
    <style:style style:name="T70" style:family="text">
      <style:text-properties officeooo:rsid="003ee516"/>
    </style:style>
    <style:style style:name="T71" style:family="text">
      <style:text-properties officeooo:rsid="00460aa2"/>
    </style:style>
    <style:style style:name="T72" style:family="text">
      <style:text-properties officeooo:rsid="004c8652"/>
    </style:style>
    <style:style style:name="T73" style:family="text">
      <style:text-properties officeooo:rsid="004e5225"/>
    </style:style>
    <style:style style:name="T74" style:family="text">
      <style:text-properties officeooo:rsid="00500ab4"/>
    </style:style>
    <style:style style:name="T75" style:family="text">
      <style:text-properties officeooo:rsid="005db6e6"/>
    </style:style>
    <style:style style:name="T76" style:family="text">
      <style:text-properties fo:font-size="10pt"/>
    </style:style>
    <style:style style:name="T77" style:family="text">
      <style:text-properties style:font-size-asian="10pt"/>
    </style:style>
    <style:style style:name="T78" style:family="text">
      <style:text-properties style:font-size-complex="10pt"/>
    </style:style>
    <style:style style:name="T79" style:family="text">
      <style:text-properties officeooo:rsid="005e0126"/>
    </style:style>
    <style:style style:name="T80" style:family="text">
      <style:text-properties officeooo:rsid="005f2456"/>
    </style:style>
    <style:style style:name="T81" style:family="text">
      <style:text-properties officeooo:rsid="0068505d"/>
    </style:style>
    <style:style style:name="T82" style:family="text">
      <style:text-properties officeooo:rsid="006a8d47"/>
    </style:style>
    <style:style style:name="T83" style:family="text">
      <style:text-properties officeooo:rsid="006ac1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Watchdog v2.x</text:p>
      <text:p text:style-name="Standard"/>
      <text:p text:style-name="Standard"/>
      <text:p text:style-name="P3">Manuel d'install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des matières</text:p>
          </text:index-title>
          <text:p text:style-name="P91">1Pré-requis à l'installation sous « Mandriva »<text:tab/>3</text:p>
          <text:p text:style-name="P92">1.1Création du user sur « Server »<text:tab/>3</text:p>
          <text:p text:style-name="P92">1.2Création du user sur « Client »<text:tab/>3</text:p>
          <text:p text:style-name="P92">1.3Installation du server MySQL<text:tab/>4</text:p>
          <text:p text:style-name="P92">1.4Installation du TTS Espeak<text:tab/>5</text:p>
          <text:p text:style-name="P92">1.5Installation de MbrOLA<text:tab/>6</text:p>
          <text:p text:style-name="P92">1.6Création de l'autorité de certification et du certificat server<text:tab/>7</text:p>
          <text:p text:style-name="P91">2Installation « from scratch »<text:tab/>8</text:p>
          <text:p text:style-name="P92">2.1Installation des paquetages<text:tab/>8</text:p>
          <text:p text:style-name="P92">2.2Compilation des sources<text:tab/>9</text:p>
          <text:p text:style-name="P91">3Installation « from RPMs »<text:tab/>10</text:p>
          <text:p text:style-name="P91">4Préparation d'un nouveau client<text:tab/>10</text:p>
          <text:p text:style-name="P91">5Lancement du logiciel serveur<text:tab/>12</text:p>
          <text:p text:style-name="P91">6Lancement du logiciel client<text:tab/>13</text:p>
          <text:p text:style-name="P91">7Liens/Contacts<text:tab/>14</text:p>
        </text:index-body>
      </text:table-of-content>
      <text:p text:style-name="Standard"/>
      <text:p text:style-name="Standard"/>
      <text:p text:style-name="Standard"/>
      <text:p text:style-name="Standard"/>
      <text:h text:style-name="P122" text:outline-level="1">Pré-requis à l'installation sous « Mandriva »</text:h>
      <text:p text:style-name="P83"/>
      <text:p text:style-name="P14">Ce chapitre décrit le processus à suivre pour installer, préparer et configurer les logiciels détaillés ci dessus <text:span text:style-name="T18">selon deux méthodes :</text:span></text:p>
      <text:list xml:id="list1122984074" text:style-name="L1">
        <text:list-item>
          <text:p text:style-name="P93">From Scratch : Compilation des sources</text:p>
        </text:list-item>
        <text:list-item>
          <text:p text:style-name="P102"><text:span text:style-name="T2">From RPMs : Installation directement packagée</text:span><text:span text:style-name="T1">.</text:span></text:p>
        </text:list-item>
      </text:list>
      <text:p text:style-name="P81"/>
      <text:p text:style-name="P82">Nous considérons qu'une machine « Server » est installée avec la dernière version disponible de « Mandriva », et correctement configurée, notamment concernant les déclarations des dépots RPM.</text:p>
      <text:h text:style-name="P132" text:outline-level="2">Conventions</text:h>
      <text:list xml:id="list134891753" text:style-name="L5">
        <text:list-header>
          <text:p text:style-name="P103"><text:span text:style-name="T4"/></text:p>
        </text:list-header>
        <text:list-item>
          <text:p text:style-name="P103"><text:span text:style-name="T4">Les caractères </text:span><text:span text:style-name="T11">de style </text:span><text:span text:style-name="T4">« </text:span><text:span text:style-name="T5">gras »</text:span><text:span text:style-name="T6"> sont les commandes/informations que l'administrateur doit entrer au clavier. </text:span><text:span text:style-name="T9">Les commandes sont à passer telles que décrites dans ce document. Les informations sont à adapter aux besoins et désirs de l'administrateur.</text:span></text:p>
        </text:list-item>
        <text:list-item>
          <text:p text:style-name="P104"><text:span text:style-name="T7">Les caractères </text:span><text:span text:style-name="T10">de style</text:span><text:span text:style-name="T7"> « </text:span><text:span text:style-name="T17">root@Server » </text:span><text:span text:style-name="T7">sont les réponses ou attente des machines ou postes de travail.</text:span></text:p>
        </text:list-item>
        <text:list-item>
          <text:p text:style-name="P105"><text:span text:style-name="T8">Les mots de passe utilisés en clair dans ce document sont à remplacer par des mots de passe robustes choisis par l'administrateur.</text:span></text:p>
        </text:list-item>
      </text:list>
      <text:p text:style-name="P117"><text:span text:style-name="T15"/></text:p>
      <text:h text:style-name="P130" text:outline-level="2"><text:span text:style-name="T18"/></text:h>
      <text:h text:style-name="P140" text:outline-level="2"><text:span text:style-name="T18">Création d</text:span><text:span text:style-name="T19">u</text:span><text:span text:style-name="T18"> user </text:span><text:span text:style-name="T19">sur « Server »</text:span></text:h>
      <text:p text:style-name="P14"/>
      <text:p text:style-name="P14">Sur la machine « Server », lance<text:span text:style-name="T18">z</text:span> en tant que « root », les commandes suivantes:</text:p>
      <text:p text:style-name="P14"/>
      <text:p text:style-name="P116">[root@Server ~]# useradd -m -r -d /var/WatchdogHome watchdog </text:p>
      <text:p text:style-name="P33">[root@Server ~]# <text:span text:style-name="T23">passwd watchdog</text:span> </text:p>
      <text:p text:style-name="P107"/>
      <text:p text:style-name="P17"><text:span text:style-name="T75">Entre</text:span><text:span text:style-name="T79">z</text:span><text:span text:style-name="T75"> alors le nouveau mot de passe de connexion de l'utilisateur « watchdog ».</text:span></text:p>
      <text:h text:style-name="P131" text:outline-level="2"><text:span text:style-name="T18">Création d</text:span><text:span text:style-name="T19">u</text:span><text:span text:style-name="T18"> user </text:span><text:span text:style-name="T19">sur « Client »</text:span></text:h>
      <text:p text:style-name="P17"/>
      <text:p text:style-name="P17">L'installation <text:span text:style-name="T19">utilise une configu</text:span>ration pour un user « watchdoguser ». Bien sûr, n'importe quel utilisateur standard de la machine pourra être utilisé en lieu en place.</text:p>
      <text:p text:style-name="P17"/>
      <text:p text:style-name="P17">Sur la machine « Client », lancez en tant que « root », les commandes suivantes :</text:p>
      <text:p text:style-name="P17"/>
      <text:p text:style-name="P40">[root@Client root]# <text:span text:style-name="T23">useradd watchdoguser</text:span> </text:p>
      <text:p text:style-name="P53">[root@Client root]# <text:span text:style-name="T23">passwd watchdoguser</text:span> </text:p>
      <text:p text:style-name="P98"><text:span text:style-name="T75"/></text:p>
      <text:p text:style-name="P98"><text:span text:style-name="T75">Entre</text:span><text:span text:style-name="T79">z</text:span><text:span text:style-name="T75"> alors le nouveau mot de passe de connexion de l'utilisateur « watchdog</text:span><text:span text:style-name="T79">user</text:span><text:span text:style-name="T75"> ».</text:span></text:p>
      <text:h text:style-name="P134" text:outline-level="2">Installation du server MySQL</text:h>
      <text:p text:style-name="P77"/>
      <text:p text:style-name="P15">Par défaut, le serveur de base de données est installé sur la même machine que le serveur Watchdog. Il peut cependant être déporté sur n'importe quelle autre machine.</text:p>
      <text:p text:style-name="P15"/>
      <text:p text:style-name="P15">Sur la machine « Server », lancez en tant que « root », les commandes suivantes:</text:p>
      <text:p text:style-name="P77"/>
      <text:p text:style-name="P38">[root@Server ~]# <text:span text:style-name="T23">urpmi </text:span><text:span text:style-name="T33">mysql</text:span> </text:p>
      <text:p text:style-name="P41">[root@Server ~]# <text:span text:style-name="T23">/</text:span><text:span text:style-name="T33">etc/init.d/</text:span><text:span text:style-name="T34">mysqld start</text:span></text:p>
      <text:p text:style-name="P70">[root@Server ~]# <text:span text:style-name="T23">/usr/bin/mysql_secure_installation</text:span> </text:p>
      <text:p text:style-name="P38">...</text:p>
      <text:p text:style-name="P71">Enter current password for root (enter for none): <text:span text:style-name="T31">(enter)</text:span></text:p>
      <text:p text:style-name="P71">... </text:p>
      <text:p text:style-name="P71">Set root password? [Y/n] <text:span text:style-name="T23">Y</text:span></text:p>
      <text:p text:style-name="P59"><text:span text:style-name="T63">New password: </text:span><text:span text:style-name="T30">changeit</text:span></text:p>
      <text:p text:style-name="P72"><text:span text:style-name="T73">Re-enter new password </text:span><text:span text:style-name="T72">: </text:span><text:span text:style-name="T31">changeit</text:span></text:p>
      <text:p text:style-name="P72">...</text:p>
      <text:p text:style-name="P42"><text:span text:style-name="T54">Remove anonymous users? [Y/n] </text:span><text:span text:style-name="T24">Y</text:span></text:p>
      <text:p text:style-name="P60">...</text:p>
      <text:p text:style-name="P43"><text:span text:style-name="T55">Disallow root login remotely? [Y/n] </text:span><text:span text:style-name="T25">Y</text:span></text:p>
      <text:p text:style-name="P61">...</text:p>
      <text:p text:style-name="P43"><text:span text:style-name="T55">Remove test database and access to it? [Y/n] </text:span><text:span text:style-name="T25">Y</text:span></text:p>
      <text:p text:style-name="P61">...</text:p>
      <text:p text:style-name="P43"><text:span text:style-name="T55">Reload privilege tables now? [Y/n] </text:span><text:span text:style-name="T25">Y</text:span></text:p>
      <text:p text:style-name="P61">...</text:p>
      <text:p text:style-name="P69">[root@Server ~]# /usr/bin/mysqladmin -u root -p create WatchdogDB</text:p>
      <text:p text:style-name="P73"><text:span text:style-name="T74">Enter password: </text:span><text:span text:style-name="T32">changeit</text:span></text:p>
      <text:p text:style-name="P69">[root@Server ~]# mysql -u root -p WatchdogDB </text:p>
      <text:p text:style-name="P73"><text:span text:style-name="T74">Enter password: </text:span><text:span text:style-name="T32">changeit</text:span></text:p>
      <text:p text:style-name="P73">Welcome to the MySQL monitor. <text:s/>Commands end with ; or \g.</text:p>
      <text:p text:style-name="P38">mysql&gt; <text:span text:style-name="T23">CREATE USER 'watchdog' IDENTIFIED BY 'seb';</text:span></text:p>
      <text:p text:style-name="P38"><text:soft-page-break/>Query OK, 0 rows affected (0.00 sec) </text:p>
      <text:p text:style-name="P38">mysql&gt; <text:span text:style-name="T23">GRANT </text:span><text:span text:style-name="T47">CREATE, </text:span><text:span text:style-name="T23">SELECT, INSERT, UPDATE, DELETE, EVENT ON WatchdogDB.* TO 'watchdog';</text:span></text:p>
      <text:p text:style-name="P54">mysql&gt; <text:span text:style-name="T23">exit</text:span> </text:p>
      <text:p text:style-name="P54"/>
      <text:h text:style-name="P135" text:outline-level="2"><text:span text:style-name="T12">Installation du </text:span><text:span text:style-name="T20">TTS Espeak</text:span></text:h>
      <text:p text:style-name="P18"/>
      <text:p text:style-name="P18">Sur la machine « Server », lancez en tant que « root », les commandes suivantes:</text:p>
      <text:p text:style-name="P35"/>
      <text:p text:style-name="P55">[root@Server ~]# <text:span text:style-name="T23">urpmi espeak</text:span> </text:p>
      <text:p text:style-name="P55"/>
      <text:p text:style-name="P23"><text:span text:style-name="T69">Répetez l'opérations sur la</text:span> machine « <text:span text:style-name="T69">Cliente</text:span> ».</text:p>
      <text:p text:style-name="P56"/>
      <text:h text:style-name="P136" text:outline-level="2">Installation de MbrOLA</text:h>
      <text:p text:style-name="P16"/>
      <text:p text:style-name="P16">Attention, ce logiciel de synthèse vocale n'est pas sous licence GPL. Les sources et binaires ne sont donc pas fournies par « Watchdog », et vous dev<text:span text:style-name="T21">r</text:span>ez vous <text:span text:style-name="T21">même</text:span> allez les chercher sur le site internet dédié.</text:p>
      <text:p text:style-name="P16">Allez sur le site <text:a xlink:type="simple" xlink:href="http://tcts.fpms.ac.be/synthesis/">http://tcts.fpms.ac.be/synthesis/</text:a> et télécharger les binaires et les voix françaises fr1 à fr7.</text:p>
      <text:p text:style-name="P16"/>
      <text:p text:style-name="P16">Copiez, sur la machine « Server », en tant que « watchdog », les fichiers « frX » dans le répertoire HOME. Puis adaptez les droits des fichiers en conséquence</text:p>
      <text:p text:style-name="P34">[watchdog@Server ~]<text:span text:style-name="T57">$</text:span> <text:span text:style-name="T23">chmod -R 755 fr*</text:span></text:p>
      <text:p text:style-name="P34"/>
      <text:p text:style-name="P16">Copiez, sur la machine « Server », en tant que « root », le fichier binaire MBROLA-i386 dans le répertoire « /usr/local/bin », et adaptez les droits en conséquence</text:p>
      <text:p text:style-name="P39">[root@Server /usr/local/bin]# <text:span text:style-name="T23">chmod 755 mbrola-linux-i386</text:span> </text:p>
      <text:p text:style-name="P39"/>
      <text:p text:style-name="P27">Répetez l'opération sur la machine « Client », en utilisant le répertoire ~/.watchdog pour stocker les fichiers « frx »</text:p>
      <text:p text:style-name="P39"/>
      <text:h text:style-name="P137" text:outline-level="2">Création de l'autorité de certification et du certificat server</text:h>
      <text:p text:style-name="P84"/>
      <text:p text:style-name="P16">L'outil nécessite une autorité de certification pour signer les certificats de chiffrements et d'authentification. Si vous n'en disposez pas, voici une méthode pour en créer une.</text:p>
      <text:p text:style-name="P16"/>
      <text:p text:style-name="P16">Sur la machine « Server », lancez en tant que « watchdog », les commandes suivantes :</text:p>
      <text:p text:style-name="P34"/>
      <text:p text:style-name="P8">[watchdog@Server ~]$ <text:span text:style-name="T23">openssl req -newkey rsa:2048 -nodes -x509 -days 3650 -keyout cakey.pem -out cacert.pem</text:span> </text:p>
      <text:p text:style-name="P62">...</text:p>
      <text:p text:style-name="P46"><text:span text:style-name="T58">Country Name (2 letter code) [XX]:</text:span><text:span text:style-name="T26">FR </text:span></text:p>
      <text:p text:style-name="P46"><text:span text:style-name="T58">State or Province Name (full name) [Default Province]:</text:span><text:span text:style-name="T26">IDF</text:span><text:span text:style-name="T58"> </text:span></text:p>
      <text:p text:style-name="P46"><text:span text:style-name="T58">Locality Name (eg, city) [Default City]:</text:span><text:span text:style-name="T26">CROSNE</text:span><text:span text:style-name="T58"> </text:span></text:p>
      <text:p text:style-name="P46"><text:span text:style-name="T58">Organization Name (eg, company) [Default Company Ltd]:</text:span><text:span text:style-name="T26">WatchdogTest</text:span><text:span text:style-name="T58"> </text:span></text:p>
      <text:p text:style-name="P62">Organizational Unit Name (eg, section) []: </text:p>
      <text:p text:style-name="P46"><text:span text:style-name="T58">Common Name (eg, your name or your server's hostname) []:</text:span><text:span text:style-name="T26">WatchdogTest CA</text:span><text:span text:style-name="T58"> </text:span></text:p>
      <text:p text:style-name="P62">Email Address []: </text:p>
      <text:p text:style-name="P62"/>
      <text:p text:style-name="P39">[watchdog@Server ~]$ <text:span text:style-name="T23">openssl req -newkey rsa:2048 -nodes -days 3650 -keyout serveurkey.pem -out serveurcert.req</text:span> </text:p>
      <text:p text:style-name="P63">...</text:p>
      <text:p text:style-name="P47"><text:span text:style-name="T59">Country Name (2 letter code) [XX]:</text:span><text:span text:style-name="T27">FR</text:span><text:span text:style-name="T59"> </text:span></text:p>
      <text:p text:style-name="P47"><text:span text:style-name="T59">State or Province Name (full name) [Default Province]:</text:span><text:span text:style-name="T27">CROSNE</text:span><text:span text:style-name="T59"> </text:span></text:p>
      <text:p text:style-name="P47"><text:span text:style-name="T59">Locality Name (eg, city) [Default City]:</text:span><text:span text:style-name="T27">CROSNE</text:span><text:span text:style-name="T59"> </text:span></text:p>
      <text:p text:style-name="P47"><text:span text:style-name="T59">Organization Name (eg, company) [Default Company Ltd]:</text:span><text:span text:style-name="T27">WatchdogTest</text:span><text:span text:style-name="T59"> </text:span></text:p>
      <text:p text:style-name="P63">Organizational Unit Name (eg, section) []: </text:p>
      <text:p text:style-name="P47"><text:span text:style-name="T59">Common Name (eg, your name or your server's hostname) []:C</text:span><text:span text:style-name="T27">ertificat test serveur Watchdog </text:span></text:p>
      <text:p text:style-name="P63">Email Address []: </text:p>
      <text:p text:style-name="P63"/>
      <text:p text:style-name="P63">Please enter the following 'extra' attributes </text:p>
      <text:p text:style-name="P63">to be sent with your certificate request </text:p>
      <text:p text:style-name="P63">A challenge password []: </text:p>
      <text:p text:style-name="P63"><text:soft-page-break/>An optional company name []: </text:p>
      <text:p text:style-name="P63"/>
      <text:p text:style-name="P39">[watchdog@Server ~]$ <text:span text:style-name="T23">mkdir newcerts</text:span> </text:p>
      <text:p text:style-name="P39">[watchdog@Server ~]$ <text:span text:style-name="T23">touch index.txt</text:span> </text:p>
      <text:p text:style-name="P39">[watchdog@Server ~]$ <text:span text:style-name="T23">echo "01" &gt; serial</text:span> </text:p>
      <text:p text:style-name="P39">[watchdog@Server ~]$ <text:span text:style-name="T23">openssl ca -config /</text:span><text:span text:style-name="T37">usr/share/Watchdog/</text:span><text:span text:style-name="T23">openssl.cnf -in serveurcert.req -out serveursigne.pem</text:span></text:p>
      <text:p text:style-name="P39">...</text:p>
      <text:p text:style-name="P64">Certificate is to be certified until Feb <text:s/>8 16:31:43 2021 GMT (3650 days) </text:p>
      <text:p text:style-name="P48"><text:span text:style-name="T60">Sign the certificate? [y/n]: </text:span><text:span text:style-name="T28">Y</text:span></text:p>
      <text:p text:style-name="P74"/>
      <text:p text:style-name="P48"><text:span text:style-name="T62">1 out of 1 certificate requests certified, commit? [y/n] </text:span><text:span text:style-name="T28">Y </text:span></text:p>
      <text:p text:style-name="P76">Write out database with 1 new entries </text:p>
      <text:p text:style-name="P76">Data Base Updated </text:p>
      <text:p text:style-name="P76">[watchdog@Server ~]$ </text:p>
      <text:h text:style-name="P141" text:outline-level="1"/>
      <text:h text:style-name="P123" text:outline-level="1">Installation « from scratch »</text:h>
      <text:h text:style-name="P129" text:outline-level="2">Installation des paquetages</text:h>
      <text:p text:style-name="P12"/>
      <text:p text:style-name="P12">Sur la machine « Server », lancez en tant que « root », les commandes suivantes:</text:p>
      <text:p text:style-name="P31"/>
      <text:p text:style-name="P31">[root@Server ~]# <text:span text:style-name="T23">urpmi autoconf automake make libtool</text:span> </text:p>
      <text:p text:style-name="P31">[root@Server ~]# <text:span text:style-name="T23">urpmi bison flex</text:span> </text:p>
      <text:p text:style-name="P31"/>
      <text:p text:style-name="P31">[root@Server ~]# <text:span text:style-name="T23">urpmi gcc gcc-c++</text:span> </text:p>
      <text:p text:style-name="P31">[root@Server ~]# <text:span text:style-name="T23">urpmi glib2-devel libgnomeui2-devel</text:span></text:p>
      <text:p text:style-name="P31">[root@Server ~]# <text:span text:style-name="T23">urpmi gtksourceview-devel</text:span> </text:p>
      <text:p text:style-name="P31">[root@Server ~]# <text:span text:style-name="T23">urpmi goocanvas-devel</text:span></text:p>
      <text:p text:style-name="P31">[root@Server ~]# <text:span text:style-name="T23">urpmi nut-devel mysql-devel</text:span> </text:p>
      <text:p text:style-name="P31">[root@Server ~]# <text:span text:style-name="T23">urpmi gnokii-devel</text:span></text:p>
      <text:p text:style-name="P31">[root@Server ~]# <text:span text:style-name="T23">urpmi gtkdatabox-devel ungif4-devel</text:span></text:p>
      <text:p text:style-name="P31">[root@Server ~]# <text:span text:style-name="T23">urpmi lib</text:span><text:span text:style-name="T48">lirc</text:span><text:span text:style-name="T23">-devel</text:span> <text:span text:style-name="T23">libcurl-devel </text:span><text:span text:style-name="T49">libgif-devel</text:span></text:p>
      <text:p text:style-name="P31"/>
      <text:h text:style-name="P138" text:outline-level="2">Compilation des sources</text:h>
      <text:p text:style-name="P78"/>
      <text:p text:style-name="P13">La procédure d'installation et compilation des sources est la même pour la machine « Server » et la machine « Client ».</text:p>
      <text:p text:style-name="P13"/>
      <text:p text:style-name="P13">Connectez vous à la machine « Server », en tant que user « watchdog ».</text:p>
      <text:p text:style-name="P13"/>
      <text:p text:style-name="P13">Télécharger les sources du logiciel, en SVN, et installer le logiciel via les commandes suivantes :</text:p>
      <text:p text:style-name="P13"/>
      <text:p text:style-name="P32">[watchdog@Server ~]$ <text:span text:style-name="T23">svn co svn://seblef.dyndns.org/branches-2.x/ SRC</text:span></text:p>
      <text:p text:style-name="P6">[watchdog@Server ~]$ <text:span text:style-name="T23">cd SRC</text:span></text:p>
      <text:p text:style-name="P7">[watchdog@Server ~]$ a<text:span text:style-name="T23">clocal; libtoolize; autoheader; autoconf; automake --add-missing</text:span> </text:p>
      <text:p text:style-name="P37">[watchdog@Server ~]$ <text:span text:style-name="T23">./configure</text:span> </text:p>
      <text:p text:style-name="P37">[watchdog@Server ~]$ <text:span text:style-name="T23">su</text:span> </text:p>
      <text:p text:style-name="P109">Password: <text:span text:style-name="T51">(entrez le mot de passe root)</text:span></text:p>
      <text:p text:style-name="P37">[root@Server WatchdogHome]# <text:span text:style-name="T23">make install</text:span> </text:p>
      <text:p text:style-name="P32">[root@Server WatchdogHome]# <text:span text:style-name="T23">exit</text:span> </text:p>
      <text:p text:style-name="P6"/>
      <text:p text:style-name="P9"><text:span text:style-name="T16">Répétez la procédure sur la machine « Client »</text:span><text:span text:style-name="T13">.</text:span></text:p>
      <text:p text:style-name="P9"/>
      <text:h text:style-name="P139" text:outline-level="2">Définition du schéma de base de données</text:h>
      <text:p text:style-name="P79"/>
      <text:p text:style-name="P20">Sur la machine « Server », lance<text:span text:style-name="T56">z</text:span> en tant que « root », les commandes suivantes:</text:p>
      <text:p text:style-name="P79"/>
      <text:p text:style-name="P44">[root@Server ~]# <text:span text:style-name="T23">mysql -u root -p WatchdogDB</text:span> </text:p>
      <text:p text:style-name="P44">Enter password: <text:span text:style-name="T38">changeit</text:span></text:p>
      <text:p text:style-name="P44">Welcome to the MySQL monitor. <text:s/>Commands end with ; or \g.</text:p>
      <text:p text:style-name="P44">mysql&gt; <text:span text:style-name="T23">source </text:span><text:span text:style-name="T23">init_db.sql</text:span> </text:p>
      <text:p text:style-name="P57">mysql&gt; <text:span text:style-name="T23">exit</text:span> </text:p>
      <text:h text:style-name="P124" text:outline-level="1"><text:span text:style-name="T12">Installation « from </text:span><text:span text:style-name="T22">RPMs</text:span><text:span text:style-name="T12"> »</text:span></text:h>
      <text:p text:style-name="P90"/>
      <text:p text:style-name="P19">Télécharger les <text:span text:style-name="T22">RPMs </text:span>du logiciel <text:span text:style-name="T22">« common » et « server »</text:span>, <text:span text:style-name="T22">et s</text:span>ur la machine « Server », lancez en tant que « root », les commandes suivantes:</text:p>
      <text:p text:style-name="P36"/>
      <text:p text:style-name="P36"><text:span text:style-name="T12">[root@Server ~]# </text:span><text:span text:style-name="T40">urpmi </text:span><text:span text:style-name="T41">Watchdog-common-2.6.xx-1.i586.rpm</text:span></text:p>
      <text:p text:style-name="P36"><text:span text:style-name="T12">[root@Server ~]# </text:span><text:span text:style-name="T40">urpmi </text:span><text:span text:style-name="T41">Watchdog-server-2.6.xx-1.i586.rpm</text:span></text:p>
      <text:p text:style-name="P58"/>
      <text:p text:style-name="P100">Remplacer le « x » par le numéro de version en cours.</text:p>
      <text:p text:style-name="P101"><text:span text:style-name="T81">Au besoin, complétez par les commandes suivantes :</text:span></text:p>
      <text:p text:style-name="P111"><text:span text:style-name="T12">[root@Server ~]# </text:span><text:span text:style-name="T40">urpmi </text:span><text:span text:style-name="T41">Watchdog-s</text:span><text:span text:style-name="T52">erver-tellstick</text:span><text:span text:style-name="T41">-2.6.xx-1.i586.rpm</text:span></text:p>
      <text:p text:style-name="P111"><text:span text:style-name="T12">[root@Server ~]# </text:span><text:span text:style-name="T40">urpmi </text:span><text:span text:style-name="T41">Watchdog-server-</text:span><text:span text:style-name="T52">lirc-</text:span><text:span text:style-name="T41">2.6.xx-1.i586.rpm</text:span></text:p>
      <text:p text:style-name="P108"/>
      <text:p text:style-name="P19">Télécharger les <text:span text:style-name="T22">RPMs </text:span>du logiciel « <text:span text:style-name="T22">client »</text:span>, <text:span text:style-name="T22">et s</text:span>ur la machine « <text:span text:style-name="T22">Client</text:span> », lancez en tant que « root », les commandes suivantes:</text:p>
      <text:p text:style-name="P36"/>
      <text:p text:style-name="P36"><text:span text:style-name="T12">[root@</text:span><text:span text:style-name="T22">Client</text:span><text:span text:style-name="T12"> ~]# </text:span><text:span text:style-name="T40">urpmi </text:span><text:span text:style-name="T41">Watchdog-common-2.6.xx-1.i586.rpm</text:span></text:p>
      <text:p text:style-name="P36"><text:span text:style-name="T12">[root@</text:span><text:span text:style-name="T22">Client</text:span><text:span text:style-name="T12"> ~]# </text:span><text:span text:style-name="T40">urpmi </text:span><text:span text:style-name="T41">Watchdog-client-2.6.xx-1.i586.rpm</text:span></text:p>
      <text:h text:style-name="P133" text:outline-level="2">Définition du schéma de base de données</text:h>
      <text:p text:style-name="P80"/>
      <text:p text:style-name="P21">Sur la machine « Server », lance<text:span text:style-name="T56">z</text:span> en tant que « root », les commandes suivantes:</text:p>
      <text:p text:style-name="P80"/>
      <text:p text:style-name="P45">[root@Server ~]# <text:span text:style-name="T23">mysql -u root -p WatchdogDB </text:span></text:p>
      <text:p text:style-name="P113">Enter password: <text:span text:style-name="T38">changeit</text:span></text:p>
      <text:p text:style-name="P45">Welcome to the MySQL monitor. <text:s/>Commands end with ; or \g.</text:p>
      <text:p text:style-name="P45">mysql&gt; <text:span text:style-name="T23">source /</text:span><text:span text:style-name="T42">usr/share/</text:span><text:span text:style-name="T39">Watchdog/</text:span><text:span text:style-name="T23">init_db.sql </text:span></text:p>
      <text:h text:style-name="P106" text:outline-level="1">mysql&gt; <text:span text:style-name="T23">exit </text:span></text:h>
      <text:h text:style-name="P124" text:outline-level="1">Préparation d'un nouveau client</text:h>
      <text:p text:style-name="P31"/>
      <text:p text:style-name="P12">Sur la machine « Client », lancez en tant que « watchdoguser », les commandes suivantes :</text:p>
      <text:p text:style-name="P31"/>
      <text:p text:style-name="P30">[watchdoguser@Client ~]$ <text:span text:style-name="T23">mkdir .watchdog; cd .watchdog </text:span></text:p>
      <text:p text:style-name="P30">[watchdoguser@Client .watchdog]$ <text:span text:style-name="T23">openssl req -newkey rsa:2048 -nodes -days 3650 -keyout clientkey.pem -out clientcert.req </text:span></text:p>
      <text:p text:style-name="P30"/>
      <text:p text:style-name="P12">Déplacer le fichier « clientcert.req » sur la machine « Server », dans le répertoire home de l'utilisateur « watchdog ».</text:p>
      <text:p text:style-name="P12"/>
      <text:p text:style-name="P65">[watchdoguser@Client .watchdog]$ <text:span text:style-name="T23">scp clientcert.req watchdog@Server: </text:span></text:p>
      <text:p text:style-name="P65">watchdog@Server's password: </text:p>
      <text:p text:style-name="P65">clientcert.req <text:s text:c="31"/>100% 1001 <text:s text:c="4"/>1.0KB/s <text:s text:c="2"/>00:00 <text:s text:c="3"/></text:p>
      <text:p text:style-name="P12"/>
      <text:p text:style-name="P12">Sur la machine « Server », lancez en tant que « watchdog », les commandes suivantes :</text:p>
      <text:p text:style-name="P30"/>
      <text:p text:style-name="P30">[watchdog@Server ~]$ <text:span text:style-name="T23">openssl ca -config /</text:span><text:span text:style-name="T43">usr/share/Watchdog/</text:span><text:span text:style-name="T23">openssl.cnf -in clientcert.req -out clientsigne.pem </text:span></text:p>
      <text:p text:style-name="P30"/>
      <text:p text:style-name="P66">Certificate is to be certified until Feb <text:s/>8 17:53:01 2021 GMT (3650 days) </text:p>
      <text:p text:style-name="P30"><text:span text:style-name="T70">Sign the certificate? [y/n]:</text:span><text:span text:style-name="T29">Y</text:span><text:span text:style-name="T70"> </text:span></text:p>
      <text:p text:style-name="P66"/>
      <text:p text:style-name="P30"><text:span text:style-name="T70">1 out of 1 certificate requests certified, commit? [y/n]</text:span><text:span text:style-name="T29">Y</text:span><text:span text:style-name="T70"> </text:span></text:p>
      <text:p text:style-name="P66">Write out database with 1 new entries </text:p>
      <text:p text:style-name="P66">Data Base Updated </text:p>
      <text:p text:style-name="P87"/>
      <text:p text:style-name="P88">Déplacer le fichier « clientsigne.pem » sur la machine « Client », dans le répertoire « .watchdog » de l'utilisateur « watchdoguser ».</text:p>
      <text:p text:style-name="P88"/>
      <text:p text:style-name="P67">[watchdog@localhost ~]$ <text:span text:style-name="T23">scp clientsigne.pem watchdoguser@Client:.watchdog/ </text:span></text:p>
      <text:p text:style-name="P67"><text:soft-page-break/>watchdoguser@Client's password: </text:p>
      <text:p text:style-name="P67">clientsigne.pem <text:s text:c="30"/>100% 4427 <text:s text:c="4"/>4.3KB/s <text:s text:c="2"/>00:00 <text:s text:c="3"/></text:p>
      <text:p text:style-name="P85"/>
      <text:p text:style-name="P89"><text:span text:style-name="T71">Faites de même avec le certificat de l'autorité de certification</text:span>.</text:p>
      <text:p text:style-name="P89"/>
      <text:p text:style-name="P52"><text:span text:style-name="T70">[watchdog@localhost ~]$ </text:span><text:span text:style-name="T29">scp c</text:span><text:span text:style-name="T44">acert</text:span><text:span text:style-name="T29">.pem watchdoguser@Client:.watchdog/ </text:span></text:p>
      <text:p text:style-name="P75">watchdoguser@Client's password: </text:p>
      <text:p text:style-name="P52"><text:span text:style-name="T71">cacert</text:span><text:span text:style-name="T70">.pem <text:s text:c="30"/>100% 4427 <text:s text:c="4"/>4.3KB/s <text:s text:c="2"/>00:00 <text:s text:c="3"/></text:span></text:p>
      <text:p text:style-name="P86"/>
      <text:h text:style-name="P126" text:outline-level="1">Configuration du logicier « Server »</text:h>
      <text:p text:style-name="P28"/>
      <text:p text:style-name="P22">Sur la machine « Server », <text:span text:style-name="T66">editez</text:span> en tant que « root » <text:span text:style-name="T66">le fichier de configuration « /etc/watchdogd.conf » en y précisant vos paramètres personnels :</text:span></text:p>
      <text:p text:style-name="P25"/>
      <text:p text:style-name="P49">[root@Server ~]# <text:span text:style-name="T45">vi /etc/watchdogd.conf</text:span></text:p>
      <text:p text:style-name="P68"/>
      <text:p text:style-name="P68"/>
      <text:p text:style-name="P51">[DEBUG] </text:p>
      <text:p text:style-name="P114"><text:span text:style-name="T82">debug_SIGNAUX = true</text:span></text:p>
      <text:p text:style-name="P114"><text:span text:style-name="T82">debug_DB = true</text:span></text:p>
      <text:p text:style-name="P114"><text:span text:style-name="T82">debug_CONFIG = true</text:span></text:p>
      <text:p text:style-name="P114"><text:span text:style-name="T82">debug_USER = true</text:span></text:p>
      <text:p text:style-name="P114"><text:span text:style-name="T82">debug_CRYPTO = true</text:span></text:p>
      <text:p text:style-name="P114"><text:span text:style-name="T82">debug_INFO = true</text:span></text:p>
      <text:p text:style-name="P114"><text:span text:style-name="T82">debug_SERVEUR = true</text:span></text:p>
      <text:p text:style-name="P114"><text:span text:style-name="T82">debug_CDG = true</text:span></text:p>
      <text:p text:style-name="P114"><text:span text:style-name="T82">debug_NETWORK = true</text:span></text:p>
      <text:p text:style-name="P114"><text:span text:style-name="T82">debug_ARCHIVE = true</text:span></text:p>
      <text:p text:style-name="P114"><text:span text:style-name="T82">debug_CONNEXION = true</text:span></text:p>
      <text:p text:style-name="P114"><text:span text:style-name="T82">debug_DLS = true</text:span></text:p>
      <text:p text:style-name="P114"><text:span text:style-name="T82">debug_MODBUS = true</text:span></text:p>
      <text:p text:style-name="P114"><text:span text:style-name="T82">debug_ADMIN = true</text:span></text:p>
      <text:p text:style-name="P114"><text:span text:style-name="T82">debug_RS485 = true</text:span></text:p>
      <text:p text:style-name="P114"><text:span text:style-name="T82">debug_ONDULEUR = true</text:span></text:p>
      <text:p text:style-name="P114"><text:span text:style-name="T82">debug_SMS = true</text:span></text:p>
      <text:p text:style-name="P114"><text:span text:style-name="T82">debug_AUDIO = true</text:span></text:p>
      <text:p text:style-name="P114"><text:span text:style-name="T82">debug_CAMERA = true</text:span></text:p>
      <text:p text:style-name="P114"><text:span text:style-name="T82">debug_COURBE = true</text:span></text:p>
      <text:p text:style-name="P114"><text:span text:style-name="T82">debug_TELLSTICK = true</text:span></text:p>
      <text:p text:style-name="P114"><text:span text:style-name="T82">debug_LIRC = true</text:span></text:p>
      <text:p text:style-name="P114"><text:span text:style-name="T82">debug_ASTERISK = true</text:span></text:p>
      <text:p text:style-name="P51"><text:soft-page-break/></text:p>
      <text:p text:style-name="P51">[GLOBAL] </text:p>
      <text:p text:style-name="P50"><text:span text:style-name="T67">home <text:s text:c="7"/>= /</text:span><text:span text:style-name="T68">var/WatchdogHome</text:span><text:span text:style-name="T67"> </text:span></text:p>
      <text:p text:style-name="P51">db_host <text:s text:c="4"/>= localhost </text:p>
      <text:p text:style-name="P51">db_port <text:s text:c="4"/>= 3306 </text:p>
      <text:p text:style-name="P51">db_database = WatchdogDB </text:p>
      <text:p text:style-name="P50"><text:span text:style-name="T67">db_password = </text:span><text:span text:style-name="T68">changeit</text:span><text:span text:style-name="T67"> </text:span></text:p>
      <text:p text:style-name="P51">db_username = Watchdog </text:p>
      <text:p text:style-name="P51"/>
      <text:p text:style-name="P51">[SERVER] </text:p>
      <text:p text:style-name="P51">taille_clef_dh = 64 </text:p>
      <text:p text:style-name="P51">min_serveur = 1 </text:p>
      <text:p text:style-name="P51">max_serveur = 2 </text:p>
      <text:p text:style-name="P51">max_inactivite = 86400 </text:p>
      <text:p text:style-name="P51"/>
      <text:p text:style-name="P51">[RS485] </text:p>
      <text:p text:style-name="P51">port_rs485 = /dev/watchdog_RS485 </text:p>
      <text:p text:style-name="P51"/>
      <text:p text:style-name="P51">[SMS] </text:p>
      <text:p text:style-name="P51">smsbox_user = smboxuser </text:p>
      <text:p text:style-name="P51">smsbox_passwd = smsboxpasswd </text:p>
      <text:p text:style-name="P51">sms_telephone = 0123456789 </text:p>
      <text:p text:style-name="P114"><text:span text:style-name="T82">min_m = 9000</text:span></text:p>
      <text:p text:style-name="P114"><text:span text:style-name="T82">max_m = 9099</text:span></text:p>
      <text:p text:style-name="P114"><text:span text:style-name="T82"/></text:p>
      <text:p text:style-name="P114"><text:span text:style-name="T82">[TELLSTICK]</text:span></text:p>
      <text:p text:style-name="P114"><text:span text:style-name="T82">min_a = 1</text:span></text:p>
      <text:p text:style-name="P114"><text:span text:style-name="T82">max_a = 10</text:span></text:p>
      <text:p text:style-name="P114"><text:span text:style-name="T82"></text:span></text:p>
      <text:p text:style-name="P114"><text:span text:style-name="T82">[ASTERISK]</text:span></text:p>
      <text:p text:style-name="P114"><text:span text:style-name="T82">min_m = 9100</text:span></text:p>
      <text:p text:style-name="P114"><text:span text:style-name="T82">max_m = 9199</text:span></text:p>
      <text:p text:style-name="P114"><text:span text:style-name="T82"/></text:p>
      <text:p text:style-name="P29"><text:soft-page-break/>Remplacez les arguments par défaut par vos propres paramètres</text:p>
      <text:h text:style-name="P121" text:outline-level="1"/>
      <text:h text:style-name="P128" text:outline-level="1">Lancement du logiciel serveur</text:h>
      <text:p text:style-name="P12"/>
      <text:p text:style-name="P12">Lors du tout premier lancement, sur la machine « Server », lancez en tant que « watchdog », les commandes suivantes :</text:p>
      <text:p text:style-name="P24"/>
      <text:p text:style-name="P5">[watchdog@Server ~]$ <text:span text:style-name="T23">Watchdogd </text:span><text:span text:style-name="T46">--</text:span><text:span text:style-name="T23">initrsa </text:span></text:p>
      <text:p text:style-name="P5"/>
      <text:p text:style-name="P26"/>
      <text:p text:style-name="P26">Sur la machine « Server », lancez en tant que « watchdog », les commandes suivantes :</text:p>
      <text:p text:style-name="P26"/>
      <text:p text:style-name="P31">[watchdog@Server ~]$ <text:span text:style-name="T23">Watchdogd </text:span></text:p>
      <text:p text:style-name="P31"><text:span text:style-name="T23"/></text:p>
      <text:p text:style-name="P99"><text:span text:style-name="T83">Puis configurer un mot de passe administrateur Watchdog</text:span> :</text:p>
      <text:p text:style-name="P99"><text:span text:style-name="T23"/></text:p>
      <text:p text:style-name="P112"><text:span text:style-name="T65">[watchdog@Server ~]$</text:span><text:span text:style-name="T53"> WatchdogdAdmin</text:span></text:p>
      <text:p text:style-name="P115"><text:span text:style-name="T83"><text:s text:c="3"/>-- <text:s/>WatchdogdAdmin <text:s/>v2.6.1163 </text:span></text:p>
      <text:p text:style-name="P115"><text:span text:style-name="T83"><text:s/>Watchdogd 2.6.xx on server</text:span></text:p>
      <text:p text:style-name="P115"><text:span text:style-name="T83">#Watchdogd*CLI&gt; </text:span><text:span text:style-name="T53">setrootpasswd changerootpasswdWatchdog</text:span></text:p>
      <text:p text:style-name="P115"><text:span text:style-name="T83">#Watchdogd*CLI&gt; </text:span><text:span text:style-name="T53">quit</text:span></text:p>
      <text:p text:style-name="P115"><text:span text:style-name="T83">[watchdog@Server ~]$</text:span></text:p>
      <text:h text:style-name="P127" text:outline-level="1">Lancement du logiciel client</text:h>
      <text:p text:style-name="P12"/>
      <text:p text:style-name="P26">Sur la machine « Client », lancez en tant que « watchdoguser », la commande suivante :</text:p>
      <text:p text:style-name="P26"/>
      <text:p text:style-name="P30">[watchdoguser@Client ~]$ <text:span text:style-name="T23">Watchdog-client</text:span></text:p>
      <text:h text:style-name="P125" text:outline-level="1">Liens/Contacts</text:h>
      <text:p text:style-name="P11"/>
      <text:p text:style-name="P11">Les différentes personnes ayant contribué au projet sont :</text:p>
      <text:list xml:id="list1162165701" text:style-name="L2">
        <text:list-item>
          <text:p text:style-name="P118"><text:span text:style-name="T1">Bruno LEFEVRE &lt;</text:span><text:a xlink:type="simple" xlink:href="mailto:bruno.lefevre1953@gmail.com"><text:span text:style-name="T1">bruno.lefevre1953@gmail.com</text:span></text:a><text:span text:style-name="T1">&gt;</text:span></text:p>
          <text:list>
            <text:list-item>
              <text:p text:style-name="P94">Architecture Technique, Module de contrôle/commande, Logistique, Programmation D.L.S, Beta-testeur Watchdog.</text:p>
            </text:list-item>
          </text:list>
        </text:list-item>
        <text:list-item>
          <text:p text:style-name="P118"><text:span text:style-name="T1">Sébastien LEFEVRE &lt;</text:span><text:a xlink:type="simple" xlink:href="mailto:lefevre.seb@gmail.com"><text:span text:style-name="T1">lefevre.seb@gmail.com</text:span></text:a><text:span text:style-name="T1">&gt;</text:span></text:p>
          <text:list>
            <text:list-item>
              <text:p text:style-name="P94">Développeur, Programmation D.L.S, Bêta-testeur Watchdog</text:p>
            </text:list-item>
          </text:list>
        </text:list-item>
      </text:list>
      <text:p text:style-name="P11"/>
      <text:p text:style-name="P11">Les sources du logiciel peuvent être téléchargées sur les sites internets suivants :</text:p>
      <text:list xml:id="list45927152" text:style-name="L3">
        <text:list-item>
          <text:p text:style-name="P119"><text:span text:style-name="T1">Format Web : </text:span><text:a xlink:type="simple" xlink:href="http://seblef.dyndns.org/"><text:span text:style-name="T1">http://seblef.dyndns.org/</text:span></text:a></text:p>
        </text:list-item>
        <text:list-item>
          <text:p text:style-name="P120"><text:span text:style-name="T1">Format </text:span><text:span text:style-name="T3">RPM</text:span><text:span text:style-name="T1"> : </text:span><text:a xlink:type="simple" xlink:href="http://seblef.dyndns.org/"><text:span text:style-name="T1">http://seblef.dyndns.org/</text:span></text:a></text:p>
        </text:list-item>
        <text:list-item>
          <text:p text:style-name="P95">Format SVN : svn://seblef.dyndns.org/branches-2.x/</text:p>
        </text:list-item>
      </text:list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1" style:family="table-row">
      <style:table-row-properties style:min-row-height="2.048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style:min-row-height="1.27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Table_20_Contents"><draw:frame draw:style-name="Mfr1" draw:name="images1" text:anchor-type="paragraph" svg:x="1.711cm" svg:y="0.152cm" svg:width="1.995cm" svg:height="1.535cm" draw:z-index="43"><draw:image xlink:href="Pictures/100000000000001800000018F4F05DF6.png" xlink:type="simple" xlink:show="embed" xlink:actuate="onLoad"/></draw:frame></text:p>
              </table:table-cell>
              <table:table-cell table:style-name="Table1.A1" office:value-type="string">
                <text:p text:style-name="MP1">Manuel d'installation</text:p>
              </table:table-cell>
              <table:table-cell table:style-name="Table1.C1" office:value-type="string">
                <text:p text:style-name="MP2">Sébastien LEFEVRE</text:p>
                <text:p text:style-name="MP2">Bruno LEFEVRE</text:p>
              </table:table-cell>
            </table:table-row>
          </table:table-header-rows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Table_20_Contents"><draw:frame draw:style-name="Mfr2" draw:name="graphics1" text:anchor-type="paragraph" svg:width="3.104cm" svg:height="1.094cm" draw:z-index="18"><draw:image xlink:href="Pictures/10000201000000580000001FDE342D22.png" xlink:type="simple" xlink:show="embed" xlink:actuate="onLoad"/></draw:frame></text:p>
            </table:table-cell>
            <table:table-cell table:style-name="Table2.B1" office:value-type="string">
              <text:p text:style-name="Table_20_Contents"/>
            </table:table-cell>
            <table:table-cell table:style-name="Table2.C1" office:value-type="string">
              <text:p text:style-name="MP2">Page <text:page-number text:select-page="current">22</text:page-number>/<text:page-count>22</text:page-count></text:p>
              <text:p text:style-name="MP2"><text:date style:data-style-name="N37" text:date-value="2011-07-25T21:06:23.99">25/07/11</text:date> 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31T11:33:05.35</meta:creation-date>
    <dc:date>2011-07-25T21:06:24</dc:date>
    <meta:editing-duration>PT13H38M34S</meta:editing-duration>
    <meta:editing-cycles>147</meta:editing-cycles>
    <meta:generator>OpenOffice.org/3.2$Linux OpenOffice.org_project/320m15$Build-9492</meta:generator>
    <meta:document-statistic meta:table-count="2" meta:image-count="2" meta:object-count="0" meta:page-count="22" meta:paragraph-count="275" meta:word-count="1928" meta:character-count="13058"/>
  </office:meta>
</office:document-meta>
</file>